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Standard">
      <style:text-properties fo:color="#000000" style:font-name="Source Sans Pro" fo:font-size="11pt" style:font-size-asian="11pt" style:font-size-complex="11pt"/>
    </style:style>
    <style:style style:name="P3" style:family="paragraph" style:parent-style-name="Standard">
      <style:text-properties fo:color="#00a65d" style:font-name="Source Sans Pro" fo:font-size="11pt" style:font-size-asian="11pt" style:font-size-complex="11pt"/>
    </style:style>
    <style:style style:name="P4" style:family="paragraph" style:parent-style-name="Standard">
      <style:text-properties style:font-name="Source Sans Pro"/>
    </style:style>
    <style:style style:name="P5" style:family="paragraph" style:parent-style-name="Standard">
      <style:text-properties style:font-name="Source Sans Pro" fo:font-size="11pt" style:font-size-asian="11pt" style:font-size-complex="11pt"/>
    </style:style>
    <style:style style:name="P6" style:family="paragraph" style:parent-style-name="Standard"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Source Sans Pro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Source Sans Pro" fo:font-size="11pt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Source Sans Pro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Source Sans Pr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Source Sans Pro" fo:font-size="11pt" fo:font-style="normal" fo:font-weight="normal" fo:background-color="#fff200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Source Sans Pr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Source Sans Pro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Source Sans Pr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Source Sans Pro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Source Sans Pro" fo:font-size="11pt" fo:font-style="italic" fo:font-weight="normal" fo:background-color="#fff20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text-properties style:font-name="Source Sans Pro" style:text-underline-style="solid" style:text-underline-width="auto" style:text-underline-color="font-color"/>
    </style:style>
    <style:style style:name="P19" style:family="paragraph" style:parent-style-name="Standard">
      <style:text-properties style:font-name="Source Sans Pro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Source Sans Pro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Source Sans Pro" fo:font-weight="bold" style:font-weight-asian="bold" style:font-weight-complex="bold"/>
    </style:style>
    <style:style style:name="P22" style:family="paragraph" style:parent-style-name="Standard">
      <style:text-properties style:font-name="Source Sans Pro" style:text-underline-style="none" fo:font-weight="normal" style:font-weight-asian="normal" style:font-weight-complex="normal"/>
    </style:style>
    <style:style style:name="P23" style:family="paragraph" style:parent-style-name="Standard"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padding="0.049cm" fo:border="0.035cm solid #000000" style:shadow="#808080 0.18cm 0.18cm" style:writing-mode="page"/>
      <style:text-properties style:font-name="Source Sans Pro"/>
    </style:style>
    <style:style style:name="P25" style:family="paragraph" style:parent-style-name="Standard">
      <style:paragraph-properties fo:break-before="page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break-before="page"/>
      <style:text-properties style:font-name="Source Sans Pr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break-before="page"/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break-before="page"/>
      <style:text-properties style:font-name="Source Sans Pro" fo:font-size="12pt" style:font-size-asian="12pt" style:font-size-complex="12pt"/>
    </style:style>
    <style:style style:name="P29" style:family="paragraph" style:parent-style-name="Standard" style:list-style-name="L1">
      <style:text-properties style:font-name="Source Sans Pro"/>
    </style:style>
    <style:style style:name="P30" style:family="paragraph" style:parent-style-name="Standard" style:list-style-name="L1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 style:list-style-name="L4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5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 style:list-style-name="L6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 style:list-style-name="L30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 style:list-style-name="L32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 style:list-style-name="L37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 style:list-style-name="L5">
      <style:text-properties style:font-name="Source Sans Pro" fo:font-size="11pt" style:font-size-asian="11pt" style:font-size-complex="11pt"/>
    </style:style>
    <style:style style:name="P39" style:family="paragraph" style:parent-style-name="Standard" style:list-style-name="L8">
      <style:text-properties style:font-name="Source Sans Pro" fo:font-size="11pt" style:font-size-asian="11pt" style:font-size-complex="11pt"/>
    </style:style>
    <style:style style:name="P40" style:family="paragraph" style:parent-style-name="Standard" style:list-style-name="L10">
      <style:text-properties style:font-name="Source Sans Pro" fo:font-size="11pt" style:font-size-asian="11pt" style:font-size-complex="11pt"/>
    </style:style>
    <style:style style:name="P41" style:family="paragraph" style:parent-style-name="Standard" style:list-style-name="L12">
      <style:text-properties style:font-name="Source Sans Pro" fo:font-size="11pt" style:font-size-asian="11pt" style:font-size-complex="11pt"/>
    </style:style>
    <style:style style:name="P42" style:family="paragraph" style:parent-style-name="Standard" style:list-style-name="L15">
      <style:text-properties style:font-name="Source Sans Pro" fo:font-size="11pt" style:font-size-asian="11pt" style:font-size-complex="11pt"/>
    </style:style>
    <style:style style:name="P43" style:family="paragraph" style:parent-style-name="Standard" style:list-style-name="L16">
      <style:text-properties style:font-name="Source Sans Pro" fo:font-size="11pt" style:font-size-asian="11pt" style:font-size-complex="11pt"/>
    </style:style>
    <style:style style:name="P44" style:family="paragraph" style:parent-style-name="Standard" style:list-style-name="L17">
      <style:text-properties style:font-name="Source Sans Pro" fo:font-size="11pt" style:font-size-asian="11pt" style:font-size-complex="11pt"/>
    </style:style>
    <style:style style:name="P45" style:family="paragraph" style:parent-style-name="Standard" style:list-style-name="L18">
      <style:text-properties style:font-name="Source Sans Pro" fo:font-size="11pt" style:font-size-asian="11pt" style:font-size-complex="11pt"/>
    </style:style>
    <style:style style:name="P46" style:family="paragraph" style:parent-style-name="Standard" style:list-style-name="L20">
      <style:text-properties style:font-name="Source Sans Pro" fo:font-size="11pt" style:font-size-asian="11pt" style:font-size-complex="11pt"/>
    </style:style>
    <style:style style:name="P47" style:family="paragraph" style:parent-style-name="Standard" style:list-style-name="L21">
      <style:text-properties style:font-name="Source Sans Pro" fo:font-size="11pt" style:font-size-asian="11pt" style:font-size-complex="11pt"/>
    </style:style>
    <style:style style:name="P48" style:family="paragraph" style:parent-style-name="Standard" style:list-style-name="L19">
      <style:text-properties style:font-name="Source Sans Pro" fo:font-size="11pt" style:font-size-asian="11pt" style:font-size-complex="11pt"/>
    </style:style>
    <style:style style:name="P49" style:family="paragraph" style:parent-style-name="Standard" style:list-style-name="L22">
      <style:text-properties style:font-name="Source Sans Pro" fo:font-size="11pt" style:font-size-asian="11pt" style:font-size-complex="11pt"/>
    </style:style>
    <style:style style:name="P50" style:family="paragraph" style:parent-style-name="Standard" style:list-style-name="L23">
      <style:text-properties style:font-name="Source Sans Pro" fo:font-size="11pt" style:font-size-asian="11pt" style:font-size-complex="11pt"/>
    </style:style>
    <style:style style:name="P51" style:family="paragraph" style:parent-style-name="Standard" style:list-style-name="L27">
      <style:text-properties style:font-name="Source Sans Pro" fo:font-size="11pt" style:font-size-asian="11pt" style:font-size-complex="11pt"/>
    </style:style>
    <style:style style:name="P52" style:family="paragraph" style:parent-style-name="Standard" style:list-style-name="L33">
      <style:text-properties style:font-name="Source Sans Pro" fo:font-size="11pt" style:font-size-asian="11pt" style:font-size-complex="11pt"/>
    </style:style>
    <style:style style:name="P53" style:family="paragraph" style:parent-style-name="Standard" style:list-style-name="L38">
      <style:text-properties style:font-name="Source Sans Pro" fo:font-size="11pt" style:font-size-asian="11pt" style:font-size-complex="11pt"/>
    </style:style>
    <style:style style:name="P54" style:family="paragraph" style:parent-style-name="Standard" style:list-style-name="L5">
      <style:text-properties style:font-name="Source Sans Pro" fo:font-size="11pt" style:text-underline-style="none" style:font-size-asian="11pt" style:font-size-complex="11pt"/>
    </style:style>
    <style:style style:name="P55" style:family="paragraph" style:parent-style-name="Standard" style:list-style-name="L21">
      <style:text-properties style:font-name="Source Sans Pro" fo:font-size="11pt" style:text-underline-style="none" style:font-size-asian="11pt" style:font-size-complex="11pt"/>
    </style:style>
    <style:style style:name="P56" style:family="paragraph" style:parent-style-name="Standard" style:list-style-name="L26">
      <style:text-properties style:font-name="Source Sans Pro" fo:font-size="11pt" style:text-underline-style="none" style:font-size-asian="11pt" style:font-size-complex="11pt"/>
    </style:style>
    <style:style style:name="P57" style:family="paragraph" style:parent-style-name="Standard" style:list-style-name="L22">
      <style:text-properties style:font-name="Source Sans Pro" fo:font-size="11pt" style:text-underline-style="none" fo:font-weight="normal" style:font-size-asian="11pt" style:font-weight-asian="normal" style:font-size-complex="11pt" style:font-weight-complex="normal"/>
    </style:style>
    <style:style style:name="P58" style:family="paragraph" style:parent-style-name="Standard" style:list-style-name="L28">
      <style:text-properties style:font-name="Source Sans Pr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29">
      <style:text-properties style:font-name="Source Sans Pr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 style:list-style-name="L31">
      <style:text-properties style:font-name="Source Sans Pr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L34">
      <style:text-properties style:font-name="Source Sans Pr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 style:list-style-name="L35">
      <style:text-properties style:font-name="Source Sans Pr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 style:list-style-name="L36">
      <style:text-properties style:font-name="Source Sans Pr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 style:list-style-name="L38">
      <style:text-properties style:font-name="Source Sans Pro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style:font-name="Source Sans Pro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 style:list-style-name="L2">
      <style:text-properties style:font-name="Source Sans Pro"/>
    </style:style>
    <style:style style:name="P67" style:family="paragraph" style:parent-style-name="Standard" style:list-style-name="L5">
      <style:text-properties style:font-name="Source Sans Pro"/>
    </style:style>
    <style:style style:name="P68" style:family="paragraph" style:parent-style-name="Standard" style:list-style-name="L7">
      <style:text-properties style:font-name="Source Sans Pro"/>
    </style:style>
    <style:style style:name="P69" style:family="paragraph" style:parent-style-name="Standard" style:list-style-name="L9">
      <style:text-properties style:font-name="Source Sans Pro"/>
    </style:style>
    <style:style style:name="P70" style:family="paragraph" style:parent-style-name="Standard" style:list-style-name="L11">
      <style:text-properties style:font-name="Source Sans Pro"/>
    </style:style>
    <style:style style:name="P71" style:family="paragraph" style:parent-style-name="Standard" style:list-style-name="L19">
      <style:text-properties style:font-name="Source Sans Pro"/>
    </style:style>
    <style:style style:name="P72" style:family="paragraph" style:parent-style-name="Standard" style:list-style-name="L12">
      <style:text-properties style:font-name="Source Sans Pro"/>
    </style:style>
    <style:style style:name="P73" style:family="paragraph" style:parent-style-name="Standard" style:list-style-name="L24">
      <style:text-properties style:font-name="Source Sans Pro"/>
    </style:style>
    <style:style style:name="P74" style:family="paragraph" style:parent-style-name="Standard" style:list-style-name="L25">
      <style:text-properties style:font-name="Source Sans Pro"/>
    </style:style>
    <style:style style:name="P75" style:family="paragraph" style:parent-style-name="Standard" style:list-style-name="L34">
      <style:text-properties style:font-name="Source Sans Pro" fo:font-style="normal"/>
    </style:style>
    <style:style style:name="P76" style:family="paragraph" style:parent-style-name="Standard" style:list-style-name="L10">
      <style:text-properties fo:color="#000000" style:font-name="Source Sans Pro" fo:font-size="11pt" style:font-size-asian="11pt" style:font-size-complex="11pt"/>
    </style:style>
    <style:style style:name="P77" style:family="paragraph" style:parent-style-name="Standard" style:list-style-name="L13">
      <style:text-properties fo:color="#00a65d" style:font-name="Source Sans Pro" fo:font-size="11pt" style:text-underline-style="none" style:font-size-asian="11pt" style:font-size-complex="11pt"/>
    </style:style>
    <style:style style:name="P78" style:family="paragraph" style:parent-style-name="Standard" style:list-style-name="L14">
      <style:text-properties fo:color="#00a65d" style:font-name="Source Sans Pro" fo:font-size="11pt" style:font-size-asian="11pt" style:font-size-complex="11pt"/>
    </style:style>
    <style:style style:name="P79" style:family="paragraph" style:parent-style-name="Standard" style:list-style-name="L3">
      <style:text-properties fo:color="#ff3300" style:font-name="Source Sans Pro" fo:font-size="11pt" fo:font-weight="normal" style:font-size-asian="11pt" style:font-weight-asian="normal" style:font-size-complex="11pt" style:font-weight-complex="normal"/>
    </style:style>
    <style:style style:name="P80" style:family="paragraph" style:parent-style-name="Standard" style:list-style-name="L15">
      <style:text-properties fo:color="#ff3300" style:font-name="Source Sans Pro" fo:font-size="11pt" style:font-size-asian="11pt" style:font-size-complex="11pt"/>
    </style:style>
    <style:style style:name="T1" style:family="text">
      <style:text-properties style:font-name="Source Code Pro"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a65d"/>
    </style:style>
    <style:style style:name="T5" style:family="text">
      <style:text-properties fo:color="#00a65d" fo:font-size="11pt" style:font-size-asian="11pt" style:font-size-complex="11pt"/>
    </style:style>
    <style:style style:name="T6" style:family="text">
      <style:text-properties fo:color="#00a65d" fo:font-size="11pt" style:text-underline-style="none" style:font-size-asian="11pt" style:font-size-complex="11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ce181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3300"/>
    </style:style>
    <style:style style:name="T16" style:family="text">
      <style:text-properties fo:color="#ff3300" fo:font-size="11pt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font-name="Times New Roman1" fo:letter-spacing="normal"/>
    </style:style>
    <style:style style:name="T18" style:family="text">
      <style:text-properties fo:font-variant="normal" fo:text-transform="none" fo:color="#ff3300" style:font-name="Times New Roman1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ECIFICITES TECHNIQUES SEECRET SPOT</text:p>
      <text:p text:style-name="P4"/>
      <text:p text:style-name="P5"/>
      <text:p text:style-name="P5"/>
      <text:p text:style-name="P23">Module Sign In / Sign Up</text:p>
      <text:p text:style-name="P6"/>
      <text:p text:style-name="P7">Tâche connexion :</text:p>
      <text:list xml:id="list6151357584301583100" text:style-name="L1">
        <text:list-item>
          <text:p text:style-name="P29"><text:span text:style-name="T9">Permet de se connecter à son profil personnel </text:span><text:span text:style-name="T9">depuis le formulaire de connexion</text:span><text:span text:style-name="T9">. </text:span></text:p>
          <text:p text:style-name="P29"><text:span text:style-name="T9">&gt; </text:span><text:span text:style-name="T9">Indiquer à l’utilisateur si son identifiant et son mot de passe ne sont pas correct</text:span><text:span text:style-name="T9">s</text:span><text:span text:style-name="T9">. </text:span></text:p>
          <text:p text:style-name="P29"><text:span text:style-name="T9">&gt; </text:span><text:span text:style-name="T9">Impossible d’accéder aux pages du site si l’utilisateur n’est pas connecté. </text:span></text:p>
          <text:p text:style-name="P30"/>
        </text:list-item>
      </text:list>
      <text:p text:style-name="P7">Tâche inscription page d’accueil :</text:p>
      <text:list xml:id="list5116588362862517952" text:style-name="L2">
        <text:list-item>
          <text:p text:style-name="P66"><text:span text:style-name="T9">Permet de s’inscrire à Seecret Spot en renseignant un </text:span><text:span text:style-name="T10">e-mail</text:span><text:span text:style-name="T9"> et un </text:span><text:span text:style-name="T10">mot de passe</text:span><text:span text:style-name="T9"> dans le formulaire d’inscription. </text:span></text:p>
          <text:p text:style-name="P66"><text:span text:style-name="T9">&gt; </text:span><text:span text:style-name="T9">Impossible d’accéder aux pages du site si l’utilisateur n’est pas inscrit. </text:span></text:p>
        </text:list-item>
      </text:list>
      <text:p text:style-name="P9"><text:tab/>&gt; <text:span text:style-name="T9">Pas d’API Réseau Sociaux </text:span><text:span text:style-name="T3">pour l’instant.</text:span></text:p>
      <text:p text:style-name="P9"/>
      <text:p text:style-name="P7">Tâche inscription formulaire complémentaire :</text:p>
      <text:list xml:id="list9091202409464741485" text:style-name="L3">
        <text:list-item>
          <text:p text:style-name="P31">Permet de compléter le profil utilisateur au moment de l’inscription </text:p>
          <text:p text:style-name="P79">(en cas d'erreur garder les bonnes informations et <text:s/>afficher de nouveau la page avec message précisant le(s) erreurs à corriger.</text:p>
        </text:list-item>
      </text:list>
      <text:p text:style-name="P9"/>
      <text:p text:style-name="P7">Tâche inscription formulaire centres d’intérêts :</text:p>
      <text:list xml:id="list1683494155561947866" text:style-name="L4">
        <text:list-item>
          <text:p text:style-name="P32">Permet de renseigner ses centres d’intérêts pour pouvoir bénéficier ensuite de spots personnalisés. </text:p>
          <text:p text:style-name="P32">&gt; Il faut que l’utilisateur choisisse au moins un centre d’intérêt pour pouvoir accéder à la page flux du site.</text:p>
        </text:list-item>
      </text:list>
      <text:p text:style-name="P9"/>
      <text:p text:style-name="P9"/>
      <text:p text:style-name="P4"><text:span text:style-name="T9">Fichiers </text:span><text:span text:style-name="T9">l</text:span><text:span text:style-name="T9">iés : <text:s/></text:span></text:p>
      <text:list xml:id="list3349647127921728101" text:style-name="L5">
        <text:list-item>
          <text:p text:style-name="P67"><text:span text:style-name="T9">(MERISE) : BDD </text:span><text:span text:style-name="T9">&gt; </text:span><text:span text:style-name="T9">r</text:span><text:span text:style-name="T9">e</text:span><text:span text:style-name="T9">seau.sql dans dossier de partage</text:span></text:p>
        </text:list-item>
        <text:list-item>
          <text:p text:style-name="P38"><text:span text:style-name="T2">s</text:span><text:span text:style-name="T2">tyle.css</text:span></text:p>
        </text:list-item>
        <text:list-item>
          <text:p text:style-name="P33">script.js</text:p>
          <text:p text:style-name="P33"/>
        </text:list-item>
      </text:list>
      <text:p text:style-name="P9">Médias liés :</text:p>
      <text:list xml:id="list2280293650956657157" text:style-name="L6">
        <text:list-item>
          <text:p text:style-name="P34">jungle.mp4</text:p>
          <text:p text:style-name="P34"/>
        </text:list-item>
      </text:list>
      <text:p text:style-name="P4"><text:span text:style-name="T9">Liste des </text:span><text:span text:style-name="T9">technologies </text:span><text:span text:style-name="T9">à utiliser </text:span><text:span text:style-name="T9">: </text:span></text:p>
      <text:list xml:id="list405523055119633960" text:style-name="L7">
        <text:list-item>
          <text:p text:style-name="P68"><text:span text:style-name="T9">HTML, </text:span><text:span text:style-name="T9">CSS , Api, js, plugins, </text:span><text:span text:style-name="T9">bootstrap</text:span></text:p>
        </text:list-item>
      </text:list>
      <text:p text:style-name="P9"/>
      <text:p text:style-name="P6"/>
      <text:p text:style-name="P6"/>
      <text:p text:style-name="P27">Module Page Flux</text:p>
      <text:p text:style-name="P5"/>
      <text:p text:style-name="P8">Tâche Affichage du flux </text:p>
      <text:list xml:id="list568434789221686611" text:style-name="L8">
        <text:list-item>
          <text:p text:style-name="P39">Afficher les posts de l’utilisateur et des profils qu’il suit.</text:p>
        </text:list-item>
      </text:list>
      <text:p text:style-name="P2"><text:tab/>&gt; Chaque post peut avoir des commentaires et être liké.</text:p>
      <text:list xml:id="list8385059809299323978" text:style-name="L9">
        <text:list-item>
          <text:p text:style-name="P69"><text:span text:style-name="T5">On peut aussi </text:span><text:span text:style-name="T5">le faire </text:span><text:span text:style-name="T5">depuis le profil </text:span><text:span text:style-name="T6"><text:s/>d’un compte ‘ami’.</text:span></text:p>
        </text:list-item>
      </text:list>
      <text:list xml:id="list29689271" text:continue-list="list568434789221686611" text:style-name="L8">
        <text:list-header>
          <text:p text:style-name="P39">&gt; On peut scroller dans le flux pour remonter dans l’historique des partages.</text:p>
        </text:list-header>
        <text:list-item>
          <text:p text:style-name="P39">Chaque photo du flux est cliquable pour agrandissement.</text:p>
        </text:list-item>
      </text:list>
      <text:p text:style-name="P3"><text:tab/></text:p>
      <text:p text:style-name="P8">Tâche Poster</text:p>
      <text:list xml:id="list9215401484853382724" text:style-name="L10">
        <text:list-item>
          <text:p text:style-name="P40">Permet de poster des photos</text:p>
          <text:p text:style-name="P40">&gt; imposer un format et une taille maximale ou mettre en place une méthode qui redimensionne, compresse et converti la photo</text:p>
        </text:list-item>
        <text:list-item>
          <text:p text:style-name="P40">Ajouter un description de la photo </text:p>
          <text:p text:style-name="P40">&gt;Description ne pouvant excéder 140 caractères</text:p>
        </text:list-item>
        <text:list-item>
          <text:p text:style-name="P76">Géolocaliser la photo</text:p>
        </text:list-item>
      </text:list>
      <text:list xml:id="list8955593874510811817" text:style-name="L11">
        <text:list-item>
          <text:p text:style-name="P70"><text:span text:style-name="T5">On peut aussi </text:span><text:span text:style-name="T5">le faire </text:span><text:span text:style-name="T5">depuis le profil</text:span><text:span text:style-name="T6"> </text:span><text:span text:style-name="T6">utilisateur</text:span><text:span text:style-name="T6">.</text:span></text:p>
        </text:list-item>
      </text:list>
      <text:p text:style-name="P5"/>
      <text:p text:style-name="P8">Tâche commenter / liker</text:p>
      <text:list xml:id="list1621171004485720108" text:style-name="L12">
        <text:list-item>
          <text:p text:style-name="P41">L’utilisateur va pouvoir commenter les photos des profils qu’il suit depuis le flux. &gt; Les commentaires apparaîtrons sous la publication.</text:p>
        </text:list-item>
        <text:list-item>
          <text:p text:style-name="P41">L’utilisateur va pouvoir liker les photos des profils qu’il suit depuis le flux.</text:p>
          <text:p text:style-name="P41">&gt; Prévoir un compteur de like pour les faire apparaître sous la publication.</text:p>
        </text:list-item>
      </text:list>
      <text:list xml:id="list7578124719410034078" text:style-name="L13">
        <text:list-item>
          <text:p text:style-name="P77">Ces actions pourront aussi être réalisées depuis le profil d’un compte ‘ami’.</text:p>
        </text:list-item>
      </text:list>
      <text:list xml:id="list29683751" text:continue-list="list1621171004485720108" text:style-name="L12">
        <text:list-item>
          <text:p text:style-name="P41">L’utilisateur pourra répondre aux commentaires sur ses propres photos depuis le flux.</text:p>
        </text:list-item>
      </text:list>
      <text:list xml:id="list3697493139412874387" text:style-name="L14">
        <text:list-item>
          <text:p text:style-name="P78">Ces actions pourront aussi être réalisées depuis le profil de l’utilisateur.</text:p>
        </text:list-item>
      </text:list>
      <text:p text:style-name="P3"/>
      <text:p text:style-name="P8">Tâche rechercher</text:p>
      <text:list xml:id="list5341434440968556622" text:style-name="L15">
        <text:list-item>
          <text:p text:style-name="P42">L’utilisateur pourra utiliser la barre de recherche pour trouver :</text:p>
          <text:list>
            <text:list-item>
              <text:p text:style-name="P42">des spots par rapport à des mots clés,</text:p>
            </text:list-item>
            <text:list-item>
              <text:p text:style-name="P42">des spots par rapport à ses amis,</text:p>
            </text:list-item>
            <text:list-item>
              <text:p text:style-name="P42">des amis.</text:p>
            </text:list-item>
          </text:list>
        </text:list-item>
        <text:list-item>
          <text:p text:style-name="P42">L’utilisateur pourra commenter et liker les photos depuis le flux de recherche.</text:p>
        </text:list-item>
        <text:list-item>
          <text:p text:style-name="P80">L'utilisateur pourra faire une demande d'ami &gt; notification au destinataire</text:p>
        </text:list-item>
      </text:list>
      <text:p text:style-name="P5"/>
      <text:p text:style-name="P8">Tâche naviguer</text:p>
      <text:list xml:id="list7682062253733908334" text:style-name="L16">
        <text:list-item>
          <text:p text:style-name="P43">La barre de nav en header est la même sur toutes les pages.</text:p>
        </text:list-item>
      </text:list>
      <text:p text:style-name="P5"><text:tab/>&gt; Création d’un layout pour cette tâche.</text:p>
      <text:list xml:id="list6662544732996786243" text:style-name="L17">
        <text:list-item>
          <text:p text:style-name="P44">Le carrousel d’amis servira à passer sur leur profil</text:p>
        </text:list-item>
        <text:list-item>
          <text:p text:style-name="P44">Depuis le flux, on peut cliquer sur les photos de profil pour aller sur la page profil correspondante à l’ami.</text:p>
        </text:list-item>
      </text:list>
      <text:p text:style-name="P9"/>
      <text:p text:style-name="P9"/>
      <text:p text:style-name="P4"><text:span text:style-name="T9">Fichiers </text:span><text:span text:style-name="T9">l</text:span><text:span text:style-name="T9">iés : <text:s/></text:span></text:p>
      <text:list xml:id="list29676130" text:continue-list="list3349647127921728101" text:style-name="L5">
        <text:list-item>
          <text:p text:style-name="P67"><text:span text:style-name="T9">(MERISE) : BDD </text:span><text:span text:style-name="T9">&gt; </text:span><text:span text:style-name="T9">r</text:span><text:span text:style-name="T9">e</text:span><text:span text:style-name="T9">seau.sql / </text:span><text:span text:style-name="T9">Les images sont stockées dans la table image</text:span></text:p>
        </text:list-item>
        <text:list-item>
          <text:p text:style-name="P38"><text:span text:style-name="T2">s</text:span><text:span text:style-name="T2">tyle.css</text:span></text:p>
        </text:list-item>
        <text:list-item>
          <text:p text:style-name="P33">script.js</text:p>
        </text:list-item>
      </text:list>
      <text:p text:style-name="P9"/>
      <text:p text:style-name="P5"><text:span text:style-name="T2">Liste des </text:span><text:span text:style-name="T2">technologies </text:span><text:span text:style-name="T2">à utiliser </text:span><text:span text:style-name="T2">: </text:span></text:p>
      <text:list xml:id="list29690767" text:continue-numbering="true" text:style-name="L5">
        <text:list-item>
          <text:p text:style-name="P54"><text:soft-page-break/><text:span text:style-name="T2">HTML, </text:span><text:span text:style-name="T2">CSS , Api, js, plugins, </text:span><text:span text:style-name="T2">bootstrap</text:span></text:p>
        </text:list-item>
      </text:list>
      <text:p text:style-name="P6"/>
      <text:p text:style-name="P27">Module Page Profil Perso</text:p>
      <text:p text:style-name="P6"/>
      <text:p text:style-name="P8">Tâche Poster</text:p>
      <text:list xml:id="list1175398050678920176" text:style-name="L18">
        <text:list-item>
          <text:p text:style-name="P45">Permet de poster des photos</text:p>
          <text:p text:style-name="P45">&gt; imposer un format et une taille maximale ou mettre en place une méthode qui redimensionne, compresse et converti la photo</text:p>
        </text:list-item>
        <text:list-item>
          <text:p text:style-name="P45">Ajouter un description de la photo </text:p>
          <text:p text:style-name="P45">&gt;Description ne pouvant excéder 140 caractères</text:p>
        </text:list-item>
        <text:list-item>
          <text:p text:style-name="P45">Géolocaliser la photo</text:p>
        </text:list-item>
      </text:list>
      <text:list xml:id="list2028090406391375206" text:style-name="L19">
        <text:list-item>
          <text:p text:style-name="P71"><text:span text:style-name="T5">Ces actions pourront aussi être réalisée </text:span><text:span text:style-name="T5">depuis le </text:span><text:span text:style-name="T6">flux</text:span><text:span text:style-name="T6">.</text:span></text:p>
        </text:list-item>
      </text:list>
      <text:p text:style-name="P4"/>
      <text:p text:style-name="P8">Tâche Commenter</text:p>
      <text:list xml:id="list29700898" text:continue-list="list29683751" text:style-name="L12">
        <text:list-item>
          <text:p text:style-name="P72"><text:span text:style-name="T11">L’utilisateur va pouvoir </text:span><text:span text:style-name="T11">répondre aux </text:span><text:span text:style-name="T11">comment</text:span><text:span text:style-name="T11">aires laissés par d’autres visiteurs sur son profil.</text:span></text:p>
        </text:list-item>
      </text:list>
      <text:p text:style-name="P4"><text:span text:style-name="T11"><text:tab/></text:span><text:span text:style-name="T11">&gt; </text:span><text:span text:style-name="T11">Les commentaires apparaîtrons sous la publication </text:span><text:span text:style-name="T11">dans une TextArea</text:span><text:span text:style-name="T11">.</text:span></text:p>
      <text:p text:style-name="P5"><text:tab/>&gt; Limiter le nombre de caractères à <text:span text:style-name="T13">[ ??? ]</text:span></text:p>
      <text:list xml:id="list29698832" text:continue-list="list2028090406391375206" text:style-name="L19">
        <text:list-item>
          <text:p text:style-name="P71"><text:span text:style-name="T5">Ces actions pourront aussi être réalisées depuis le </text:span><text:span text:style-name="T5">flux</text:span><text:span text:style-name="T5">.</text:span></text:p>
        </text:list-item>
      </text:list>
      <text:p text:style-name="P4"/>
      <text:p text:style-name="P8">Tâche Supprimer / modifier</text:p>
      <text:list xml:id="list4806051451449300858" text:style-name="L20">
        <text:list-item>
          <text:p text:style-name="P46">Permet de supprimer/ modifier des posts </text:p>
        </text:list-item>
      </text:list>
      <text:list xml:id="list780594380378020377" text:style-name="L21">
        <text:list-header>
          <text:p text:style-name="P47">&gt; Sécurité de validation</text:p>
        </text:list-header>
      </text:list>
      <text:list xml:id="list29687687" text:continue-list="list29698832" text:style-name="L19">
        <text:list-item>
          <text:p text:style-name="P48"><text:span text:style-name="T4">Ces actions pourront aussi être réalisées depuis le </text:span><text:span text:style-name="T4">flux</text:span><text:span text:style-name="T4">.</text:span></text:p>
        </text:list-item>
      </text:list>
      <text:p text:style-name="P18"/>
      <text:p text:style-name="P8">Tâche Valider Demande « Amis »</text:p>
      <text:list xml:id="list3996573481840924168" text:style-name="L22">
        <text:list-item>
          <text:p text:style-name="P49">Permet d’accepter ou non les différentes demandes d’amis</text:p>
          <text:p text:style-name="P49">&gt; Notification de demande d’amis &gt; Accepter &gt; Notification celui qui a fait la demande sinon refus &gt; Notification au demandeur</text:p>
        </text:list-item>
      </text:list>
      <text:p text:style-name="P5"/>
      <text:p text:style-name="P8">Tâche naviguer</text:p>
      <text:list xml:id="list29684936" text:continue-list="list7682062253733908334" text:style-name="L16">
        <text:list-item>
          <text:p text:style-name="P43">La barre de nav en header est la même sur toutes les pages.</text:p>
        </text:list-item>
      </text:list>
      <text:p text:style-name="P5"><text:tab/>&gt; Création d’un layout pour cette tâche.</text:p>
      <text:list xml:id="list6495353661290327165" text:style-name="L23">
        <text:list-item>
          <text:p text:style-name="P50">Depuis les commentaires, on peut cliquer sur les photos de profil pour aller sur la page profil correspondante à l’ami.</text:p>
        </text:list-item>
      </text:list>
      <text:p text:style-name="P4"/>
      <text:p text:style-name="P4"/>
      <text:p text:style-name="P4"><text:span text:style-name="T9">Fichiers </text:span><text:span text:style-name="T9">l</text:span><text:span text:style-name="T9">iés : <text:s/></text:span></text:p>
      <text:list xml:id="list29689538" text:continue-list="list29690767" text:style-name="L5">
        <text:list-item>
          <text:p text:style-name="P67"><text:span text:style-name="T9">(MERISE) : BDD </text:span><text:span text:style-name="T9">&gt; </text:span><text:span text:style-name="T9">r</text:span><text:span text:style-name="T9">e</text:span><text:span text:style-name="T9">seau.sql dans dossier de partage</text:span></text:p>
        </text:list-item>
        <text:list-item>
          <text:p text:style-name="P38"><text:span text:style-name="T2">s</text:span><text:span text:style-name="T2">tyle.css</text:span></text:p>
        </text:list-item>
        <text:list-item>
          <text:p text:style-name="P33">script.js</text:p>
          <text:p text:style-name="P33"/>
        </text:list-item>
      </text:list>
      <text:p text:style-name="P4"><text:span text:style-name="T9">Liste des </text:span><text:span text:style-name="T9">technologies </text:span><text:span text:style-name="T9">à utiliser </text:span><text:span text:style-name="T9">: </text:span></text:p>
      <text:list xml:id="list7293471191428799119" text:style-name="L24">
        <text:list-item>
          <text:p text:style-name="P73"><text:span text:style-name="T9">HTML, </text:span><text:span text:style-name="T9">CSS , Api, js, plugins, </text:span><text:span text:style-name="T9">bootstrap</text:span></text:p>
        </text:list-item>
      </text:list>
      <text:p text:style-name="P28"><text:span text:style-name="T14">Module </text:span><text:span text:style-name="T14">Page </text:span><text:span text:style-name="T14">Profil Ami</text:span></text:p>
      <text:p text:style-name="P18"/>
      <text:p text:style-name="P8">Tâche Commenter / liker</text:p>
      <text:list xml:id="list29679251" text:continue-list="list780594380378020377" text:style-name="L21">
        <text:list-item>
          <text:p text:style-name="P47">L’utilisateur va pouvoir commenter les posts de ses amis au travers d’un TextArea</text:p>
        </text:list-item>
      </text:list>
      <text:p text:style-name="P4"><text:span text:style-name="T11"><text:tab/>&gt; </text:span><text:span text:style-name="T11">Les commentaires apparaîtrons sous la publication </text:span><text:span text:style-name="T11">dans une TextArea</text:span><text:span text:style-name="T11">.</text:span></text:p>
      <text:list xml:id="list29672734" text:continue-numbering="true" text:style-name="L21">
        <text:list-header>
          <text:p text:style-name="P55">&gt; Limiter le nombre de caractères à <text:span text:style-name="T13">[ ??? ]</text:span></text:p>
        </text:list-header>
        <text:list-item>
          <text:p text:style-name="P47">L’utilisateur va pouvoir liker les photos sur les pages ‘amis’</text:p>
          <text:p text:style-name="P55">&gt; Prévoir un compteur de Like pour les faire apparaître sous la publication.</text:p>
        </text:list-item>
      </text:list>
      <text:list xml:id="list730063647563991241" text:style-name="L25">
        <text:list-item>
          <text:p text:style-name="P74"><text:span text:style-name="T6">Ces actions pourront aussi être réalisées depuis le </text:span><text:span text:style-name="T6">flux</text:span><text:span text:style-name="T6">.</text:span></text:p>
        </text:list-item>
      </text:list>
      <text:p text:style-name="P18"/>
      <text:p text:style-name="P8">Tâche Demande d’ « Amis »</text:p>
      <text:list xml:id="list29671929" text:continue-list="list3996573481840924168" text:style-name="L22">
        <text:list-item>
          <text:p text:style-name="P49">L’utilisateur va pouvoir demander un utilisateur en ami .</text:p>
          <text:p text:style-name="P57">&gt;Notification de demande d’amis au destinataire</text:p>
        </text:list-item>
      </text:list>
      <text:p text:style-name="P10"/>
      <text:p text:style-name="P8">Tâche naviguer</text:p>
      <text:list xml:id="list29690531" text:continue-list="list29684936" text:style-name="L16">
        <text:list-item>
          <text:p text:style-name="P43">La barre de nav en header est la même sur toutes les pages.</text:p>
        </text:list-item>
      </text:list>
      <text:p text:style-name="P5"><text:tab/>&gt; Création d’un layout pour cette tâche.</text:p>
      <text:list xml:id="list509745371532422657" text:style-name="L26">
        <text:list-item>
          <text:p text:style-name="P56"><text:span text:style-name="T2">Depuis </text:span><text:span text:style-name="T2">les commentaires</text:span><text:span text:style-name="T2">, on peut cliquer sur les photos de profil pour aller sur la page profil correspondante à </text:span><text:span text:style-name="T2">la personne</text:span><text:span text:style-name="T2">.</text:span></text:p>
        </text:list-item>
      </text:list>
      <text:p text:style-name="P10"/>
      <text:p text:style-name="P9"/>
      <text:p text:style-name="P4"><text:span text:style-name="T9">Fichiers </text:span><text:span text:style-name="T9">l</text:span><text:span text:style-name="T9">iés : <text:s/></text:span></text:p>
      <text:list xml:id="list29671651" text:continue-list="list29689538" text:style-name="L5">
        <text:list-item>
          <text:p text:style-name="P67"><text:span text:style-name="T9">(MERISE) : BDD </text:span><text:span text:style-name="T9">&gt; </text:span><text:span text:style-name="T9">r</text:span><text:span text:style-name="T9">e</text:span><text:span text:style-name="T9">seau.sql dans dossier de partage</text:span></text:p>
        </text:list-item>
        <text:list-item>
          <text:p text:style-name="P38"><text:span text:style-name="T2">s</text:span><text:span text:style-name="T2">tyle.css</text:span></text:p>
        </text:list-item>
        <text:list-item>
          <text:p text:style-name="P33">script.js</text:p>
        </text:list-item>
      </text:list>
      <text:p text:style-name="P9"/>
      <text:p text:style-name="P5"><text:span text:style-name="T2">Liste des </text:span><text:span text:style-name="T2">technologies </text:span><text:span text:style-name="T2">à utiliser </text:span><text:span text:style-name="T2">: </text:span></text:p>
      <text:list xml:id="list29672340" text:continue-numbering="true" text:style-name="L5">
        <text:list-item>
          <text:p text:style-name="P54"><text:span text:style-name="T2">HTML, </text:span><text:span text:style-name="T2">CSS , Api, js, plugins, </text:span><text:span text:style-name="T2">bootstrap</text:span></text:p>
        </text:list-item>
      </text:list>
      <text:p text:style-name="P9"/>
      <text:p text:style-name="P9"/>
      <text:p text:style-name="P6"/>
      <text:p text:style-name="P27">Module paramètres</text:p>
      <text:p text:style-name="P4"/>
      <text:p text:style-name="P8">Tâche modifier données perso:</text:p>
      <text:list xml:id="list9158050622407008286" text:style-name="L27">
        <text:list-item>
          <text:p text:style-name="P51">Formulaire de modification (cf. page paramètres seecret spot)</text:p>
        </text:list-item>
        <text:list-item>
          <text:p text:style-name="P51">Ajouter une photo de profil<text:span text:style-name="T15"> (contrainte taille photo ou redimensionnement et conversion?)</text:span></text:p>
        </text:list-item>
        <text:list-item>
          <text:p text:style-name="P51">Route de Memphis</text:p>
        </text:list-item>
      </text:list>
      <text:p text:style-name="P5"/>
      <text:p text:style-name="P8">Tâche définition des centres d’intérêts</text:p>
      <text:list xml:id="list6250332134930743370" text:style-name="L28">
        <text:list-item>
          <text:p text:style-name="P58">Formulaire cases à cocher à créer/récupérer (cf. module inscription)</text:p>
        </text:list-item>
      </text:list>
      <text:p text:style-name="P11"/>
      <text:p text:style-name="P8">Tâche naviguer</text:p>
      <text:list xml:id="list29690018" text:continue-list="list29690531" text:style-name="L16">
        <text:list-item>
          <text:p text:style-name="P43">La barre de nav en header est la même sur toutes les pages.</text:p>
        </text:list-item>
      </text:list>
      <text:p text:style-name="P11"><text:tab/>&gt; Création d’un layout pour cette tâche.</text:p>
      <text:p text:style-name="P11"/>
      <text:p text:style-name="P9"/>
      <text:p text:style-name="P4"><text:span text:style-name="T9">Fichiers </text:span><text:span text:style-name="T9">l</text:span><text:span text:style-name="T9">iés : <text:s/></text:span></text:p>
      <text:list xml:id="list29678033" text:continue-list="list29672340" text:style-name="L5">
        <text:list-item>
          <text:p text:style-name="P67"><text:span text:style-name="T9">(MERISE) : BDD </text:span><text:span text:style-name="T9">&gt; </text:span><text:span text:style-name="T9">r</text:span><text:span text:style-name="T9">e</text:span><text:span text:style-name="T9">seau.sql dans dossier de partage</text:span></text:p>
        </text:list-item>
        <text:list-item>
          <text:p text:style-name="P38"><text:span text:style-name="T2">s</text:span><text:span text:style-name="T2">tyle.css</text:span></text:p>
        </text:list-item>
        <text:list-item>
          <text:p text:style-name="P33">script.js</text:p>
          <text:p text:style-name="P33"/>
        </text:list-item>
      </text:list>
      <text:p text:style-name="P4"><text:span text:style-name="T9">Liste des </text:span><text:span text:style-name="T9">technologies </text:span><text:span text:style-name="T9">à utiliser </text:span><text:span text:style-name="T9">: </text:span></text:p>
      <text:list xml:id="list1518470878489015783" text:style-name="L29">
        <text:list-item>
          <text:p text:style-name="P59">HTML, CSS , Api, js, plugins, bootstrap</text:p>
        </text:list-item>
      </text:list>
      <text:p text:style-name="P19"/>
      <text:p text:style-name="P13"/>
      <text:p text:style-name="P26">Module Géolocalisation</text:p>
      <text:p text:style-name="P19"/>
      <text:p text:style-name="P14">Tâche géolocaliser :</text:p>
      <text:list xml:id="list5426818601962532552" text:style-name="L30">
        <text:list-item>
          <text:p text:style-name="P35"><text:span text:style-name="T7">Géolocaliser</text:span><text:span text:style-name="T7"> l’utilisateur pour le situer sur la carte </text:span></text:p>
        </text:list-item>
      </text:list>
      <text:p text:style-name="P20"/>
      <text:p text:style-name="P14">Tâche récupérer les données des seecretSpots </text:p>
      <text:list xml:id="list5540749897165344493" text:style-name="L31">
        <text:list-item>
          <text:p text:style-name="P60">Géolocaliser les seecret spots et les marquer sur la carte</text:p>
        </text:list-item>
      </text:list>
      <text:p text:style-name="P4"><text:span text:style-name="T8"><text:tab/>&gt; </text:span><text:span text:style-name="T8">penser à limiter au</text:span><text:span text:style-name="T8">x</text:span><text:span text:style-name="T8"> amis (on n’affiche pas tous les seecret spots autour)</text:span></text:p>
      <text:p text:style-name="P12"/>
      <text:p text:style-name="P17">(dans BDD voir avec Eric qui a mis en place un système de récupération de géoloc lors de la connexion)</text:p>
      <text:p text:style-name="P9"/>
      <text:p text:style-name="P4"><text:span text:style-name="T9">Fichiers </text:span><text:span text:style-name="T9">l</text:span><text:span text:style-name="T9">iés : <text:s/></text:span></text:p>
      <text:list xml:id="list29699635" text:continue-list="list29678033" text:style-name="L5">
        <text:list-item>
          <text:p text:style-name="P67"><text:span text:style-name="T9">(MERISE) : BDD </text:span><text:span text:style-name="T9">&gt; </text:span><text:span text:style-name="T9">r</text:span><text:span text:style-name="T9">e</text:span><text:span text:style-name="T9">seau.sql dans dossier de partage</text:span></text:p>
        </text:list-item>
        <text:list-item>
          <text:p text:style-name="P38"><text:span text:style-name="T2">s</text:span><text:span text:style-name="T2">tyle.css</text:span></text:p>
        </text:list-item>
        <text:list-item>
          <text:p text:style-name="P33">script.js</text:p>
        </text:list-item>
      </text:list>
      <text:list xml:id="list2651840317491829360" text:style-name="L32">
        <text:list-header>
          <text:p text:style-name="P36"/>
        </text:list-header>
      </text:list>
      <text:p text:style-name="P4"><text:span text:style-name="T9">Liste des </text:span><text:span text:style-name="T9">technologies </text:span><text:span text:style-name="T9">à utiliser </text:span><text:span text:style-name="T9">: </text:span></text:p>
      <text:list xml:id="list1636200166257663782" text:style-name="L33">
        <text:list-item>
          <text:p text:style-name="P52"><text:span text:style-name="T2">HTML, </text:span><text:span text:style-name="T2">CSS , Api, js, plugins, </text:span><text:span text:style-name="T2">bootstrap</text:span></text:p>
        </text:list-item>
      </text:list>
      <text:p text:style-name="P9"/>
      <text:p text:style-name="P6"/>
      <text:p text:style-name="P25">Module page messages du Chat</text:p>
      <text:p text:style-name="P21"/>
      <text:p text:style-name="P14">Tâche afficher les fils de discussion :</text:p>
      <text:list xml:id="list514769673197800084" text:style-name="L34">
        <text:list-item>
          <text:p text:style-name="P61">Trier les messages par personnes concernées ,</text:p>
        </text:list-item>
        <text:list-item>
          <text:p text:style-name="P61">sous forme de chat</text:p>
        </text:list-item>
        <text:list-item>
          <text:p text:style-name="P61">afficher des miniatures/thumbnails des personnes avec qui l’on a un fil ouvert(BDD),</text:p>
        </text:list-item>
        <text:list-item>
          <text:p text:style-name="P61">Afficher la liste des amis pour lancer un nouveau fil (BDD)/ rechercher ami</text:p>
        </text:list-item>
        <text:list-item>
          <text:p text:style-name="P61">Accès aux autres pages du site</text:p>
        </text:list-item>
        <text:list-item>
          <text:p text:style-name="P61">Ajouter un système de notification de messages</text:p>
        </text:list-item>
        <text:list-item>
          <text:p text:style-name="P75"><text:span text:style-name="T16">plugin de moderation </text:span><text:span text:style-name="T18">API ?</text:span><text:span text:style-name="T17">?</text:span></text:p>
        </text:list-item>
      </text:list>
      <text:p text:style-name="P22"/>
      <text:p text:style-name="P14">Tâche écrire un message dans le chat :</text:p>
      <text:list xml:id="list838285087522565322" text:style-name="L35">
        <text:list-item>
          <text:p text:style-name="P62">interface écriture de message (lié BDD)</text:p>
        </text:list-item>
      </text:list>
      <text:p text:style-name="P14"/>
      <text:p text:style-name="P14">Tâche effacer un message/fil de discussion :</text:p>
      <text:list xml:id="list4326406619448329332" text:style-name="L36">
        <text:list-item>
          <text:p text:style-name="P63">afficher historique de conversation : général (tous fils) et ciblé (1fil). (BDD)</text:p>
        </text:list-item>
      </text:list>
      <text:p text:style-name="P15"/>
      <text:p text:style-name="P15"/>
      <text:p text:style-name="P4"><text:span text:style-name="T9">Fichiers </text:span><text:span text:style-name="T9">l</text:span><text:span text:style-name="T9">iés : <text:s/></text:span></text:p>
      <text:list xml:id="list29695600" text:continue-list="list29699635" text:style-name="L5">
        <text:list-item>
          <text:p text:style-name="P67"><text:span text:style-name="T9">(MERISE) : BDD </text:span><text:span text:style-name="T9">&gt; </text:span><text:span text:style-name="T9">r</text:span><text:span text:style-name="T9">e</text:span><text:span text:style-name="T9">seau.sql</text:span></text:p>
        </text:list-item>
        <text:list-item>
          <text:p text:style-name="P38"><text:span text:style-name="T2">s</text:span><text:span text:style-name="T2">tyle.css</text:span></text:p>
        </text:list-item>
        <text:list-item>
          <text:p text:style-name="P33">script.js</text:p>
        </text:list-item>
      </text:list>
      <text:list xml:id="list7822053002558726339" text:style-name="L37">
        <text:list-header>
          <text:p text:style-name="P37"/>
        </text:list-header>
      </text:list>
      <text:p text:style-name="P4"><text:span text:style-name="T9">Liste des </text:span><text:span text:style-name="T9">technologies </text:span><text:span text:style-name="T9">à utiliser </text:span><text:span text:style-name="T9">: </text:span></text:p>
      <text:list xml:id="list121038295132859853" text:style-name="L38">
        <text:list-item>
          <text:p text:style-name="P53"><text:span text:style-name="T2">HTML, </text:span><text:span text:style-name="T2">CSS , Api, js, plugins, </text:span><text:span text:style-name="T2">bootstrap</text:span></text:p>
          <text:p text:style-name="P64"/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Autres informations</text:p>
      <text:p text:style-name="P16"/>
      <text:p text:style-name="P16">Footer </text:p>
      <text:p text:style-name="P5">Toutes les pages devront posséder un footer avec lien vers page ‘mentions légales’, ‘plan du site’ …</text:p>
      <text:p text:style-name="P15">&gt; Définir la position la plus adéquate par rapport au template de la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Source Code Pr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pécificités techniques SeecretSpot<text:tab/><text:tab/></text:span><text:span text:style-name="MT1"><text:page-number text:select-page="current">6</text:page-number></text:span><text:span text:style-name="MT1">/</text:span><text:span text:style-name="MT1"><text:page-count>8</text:page-count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0T13:49:26.092000000</meta:creation-date>
    <meta:generator>OpenOffice/4.1.5$Win32 OpenOffice.org_project/415m1$Build-9789</meta:generator>
    <dc:date>2018-02-21T09:49:09.15</dc:date>
    <meta:editing-duration>PT36M17S</meta:editing-duration>
    <meta:editing-cycles>6</meta:editing-cycles>
    <meta:document-statistic meta:table-count="0" meta:image-count="0" meta:object-count="0" meta:page-count="8" meta:paragraph-count="168" meta:word-count="1368" meta:character-count="7827"/>
    <dc:creator>A S</dc:creator>
  </office:meta>
</office:document-meta>
</file>